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tiolle saarelle haaksirikkoutuneen Robinsonin tarina kiehtoo sukupolvesta toiseen. Kun Robinson Crusoe 19-vuotiaana karkasi merille, hän ei tiennyt palaavansa kotimaahansa vasta kolmenkymmenen viiden vuoden kuluttua. Haaksirikkoutuneen Robinsonin jännittävä tarina kertoo hänen ajastaan autiosaaren vankina, aluksi ypöyksin, myöhemmin alkuasukas Perjantai kumppaninaan. Sitkeytensä ja päättäväisyytensä avulla hän voitti vastukset, jotka oudoissa oloissa häntä koettelivat. Daniel Defoen kuolematon kertomus tuntemattoman armoille joutuneen miehen selviytymiskamppailusta kiehtoo sukupolvesta toise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7:24:51.200000000</dc:date>
    <meta:editing-duration>PT36S</meta:editing-duration>
    <meta:editing-cycles>4</meta:editing-cycles>
    <meta:generator>LibreOffice/7.3.7.2$Windows_X86_64 LibreOffice_project/e114eadc50a9ff8d8c8a0567d6da8f454beeb84f</meta:generator>
    <meta:document-statistic meta:table-count="0" meta:image-count="0" meta:object-count="0" meta:page-count="1" meta:paragraph-count="1" meta:word-count="63" meta:character-count="604" meta:non-whitespace-character-count="541"/>
  </office:meta>
</office:document-meta>
</file>